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line-height="150%"/>
    </style:style>
    <style:style style:name="T3" style:parent-style-name="Zadanifontodlomka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line-height="150%"/>
    </style:style>
    <style:style style:name="T5" style:parent-style-name="Zadanifontodlomka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line-height="150%"/>
    </style:style>
    <style:style style:name="T8" style:parent-style-name="Zadanifontodlomka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9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line-height="150%"/>
    </style:style>
    <style:style style:name="T12" style:parent-style-name="Zadanifontodlomka" style:family="text">
      <style:text-properties style:font-name="Times New Roman" style:font-name-complex="Times New Roman" fo:font-weight="bold" style:font-weight-asian="bold" style:font-weight-complex="bold" fo:color="#FF0000" fo:font-size="16pt" style:font-size-asian="16pt" style:font-size-complex="16pt"/>
    </style:style>
    <style:style style:name="T13" style:parent-style-name="Zadanifontodlomka" style:family="text">
      <style:text-properties style:font-name="Times New Roman" style:font-name-complex="Times New Roman" fo:color="#FF0000" fo:font-size="16pt" style:font-size-asian="16pt" style:font-size-complex="16pt"/>
    </style:style>
    <style:style style:name="T14" style:parent-style-name="Zadanifontodlomka" style:family="text">
      <style:text-properties style:font-name="Times New Roman" style:font-name-complex="Times New Roman" fo:font-style="italic" style:font-style-asian="italic" fo:color="#FF0000" fo:font-size="16pt" style:font-size-asian="16pt" style:font-size-complex="16pt"/>
    </style:style>
    <style:style style:name="T15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FF0000" fo:font-size="16pt" style:font-size-asian="16pt" style:font-size-complex="16pt"/>
    </style:style>
    <style:style style:name="P16" style:parent-style-name="Standard" style:family="paragraph">
      <style:paragraph-properties fo:line-height="150%"/>
    </style:style>
    <style:style style:name="T17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FF0000" fo:font-size="16pt" style:font-size-asian="16pt" style:font-size-complex="16pt"/>
    </style:style>
    <style:style style:name="P18" style:parent-style-name="Standard" style:family="paragraph">
      <style:paragraph-properties fo:line-height="150%"/>
    </style:style>
    <style:style style:name="T19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FF0000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/>
    </style:style>
    <style:style style:name="T21" style:parent-style-name="Zadanifontodlomka" style:family="text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T22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26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7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28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9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3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31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33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34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35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36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38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39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4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41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3" style:parent-style-name="Standard" style:family="paragraph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P44" style:parent-style-name="Standard" style:family="paragraph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T45" style:parent-style-name="Zadanifontodlomka" style:family="text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T46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47" style:parent-style-name="Standard" style:family="paragraph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P48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49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5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51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52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53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4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55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56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57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58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9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6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61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62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63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4" style:parent-style-name="Standard" style:family="paragraph">
      <style:text-properties style:font-name="Times New Roman" style:font-name-complex="Times New Roman" fo:font-weight="bold" style:font-weight-asian="bold"/>
    </style:style>
    <style:style style:name="P65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66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67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68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69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70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71" style:parent-style-name="Zadanifontodlomka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72" style:parent-style-name="Zadanifontodlomka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73" style:parent-style-name="Zadanifontodlomka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74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75" style:parent-style-name="Standard" style:family="paragraph">
      <style:paragraph-properties fo:line-height="150%"/>
    </style:style>
    <style:style style:name="T76" style:parent-style-name="Zadanifontodlomka" style:family="text">
      <style:text-properties style:font-name="Times New Roman" style:font-name-complex="Times New Roman" fo:font-weight="bold" style:font-weight-asian="bold" style:font-weight-complex="bold" fo:color="#FF0000" fo:font-size="16pt" style:font-size-asian="16pt" style:font-size-complex="16pt"/>
    </style:style>
    <style:style style:name="T77" style:parent-style-name="Zadanifontodlomka" style:family="text">
      <style:text-properties style:font-name="Times New Roman" style:font-name-complex="Times New Roman" fo:font-weight="bold" style:font-weight-asian="bold" style:font-weight-complex="bold" fo:color="#FF0000" fo:font-size="18pt" style:font-size-asian="18pt" style:font-size-complex="18pt"/>
    </style:style>
    <style:style style:name="T78" style:parent-style-name="Zadanifontodlomka" style:family="text">
      <style:text-properties style:font-name="Times New Roman" style:font-name-complex="Times New Roman" fo:color="#FF0000" fo:font-size="14pt" style:font-size-asian="14pt" style:font-size-complex="14pt"/>
    </style:style>
    <style:style style:name="T79" style:parent-style-name="Zadanifontodlomka" style:family="text">
      <style:text-properties style:font-name="Times New Roman" style:font-name-complex="Times New Roman" fo:color="#FF0000" fo:font-size="18pt" style:font-size-asian="18pt" style:font-size-complex="18pt"/>
    </style:style>
    <style:style style:name="T80" style:parent-style-name="Zadanifontodlomka" style:family="text">
      <style:text-properties style:font-name="Times New Roman" style:font-name-complex="Times New Roman" fo:font-style="italic" style:font-style-asian="italic" fo:color="#FF0000" fo:font-size="18pt" style:font-size-asian="18pt" style:font-size-complex="18pt"/>
    </style:style>
    <style:style style:name="T81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FF0000" fo:font-size="18pt" style:font-size-asian="18pt" style:font-size-complex="18pt"/>
    </style:style>
    <style:style style:name="P82" style:parent-style-name="Standard" style:family="paragraph">
      <style:paragraph-properties fo:line-height="150%"/>
    </style:style>
    <style:style style:name="T83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FF0000" fo:font-size="18pt" style:font-size-asian="18pt" style:font-size-complex="18pt"/>
    </style:style>
    <style:style style:name="P84" style:parent-style-name="Standard" style:family="paragraph">
      <style:paragraph-properties fo:line-height="150%"/>
    </style:style>
    <style:style style:name="T85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FF0000" fo:font-size="18pt" style:font-size-asian="18pt" style:font-size-complex="18pt"/>
    </style:style>
    <style:style style:name="P86" style:parent-style-name="Standard" style:family="paragraph">
      <style:text-properties style:font-name="Times New Roman" style:font-name-complex="Times New Roman"/>
    </style:style>
    <style:style style:name="P87" style:parent-style-name="Standard" style:family="paragraph">
      <style:text-properties style:font-name="Times New Roman" style:font-name-complex="Times New Roman"/>
    </style:style>
    <style:style style:name="T88" style:parent-style-name="Zadanifontodlomka" style:family="text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T89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90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91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9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93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94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95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96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97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98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99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0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01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10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103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04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05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06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07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08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109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11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11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12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13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14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15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116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17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118" style:parent-style-name="Zadanifontodlomka" style:family="text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T119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120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21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23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24" style:parent-style-name="Zadanifontodlomka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25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26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27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28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3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31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32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33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34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5" style:parent-style-name="Standard" style:family="paragraph">
      <style:text-properties style:font-name="Times New Roman" style:font-name-complex="Times New Roman" fo:font-weight="bold" style:font-weight-asian="bold" fo:font-style="italic" style:font-style-asian="italic" fo:font-size="16pt" style:font-size-asian="16pt" style:font-size-complex="16pt"/>
    </style:style>
    <style:style style:name="T136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37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38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39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1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142" style:parent-style-name="Zadanifontodlomka" style:family="text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T143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144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4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46" style:parent-style-name="Standard" style:family="paragraph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T147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48" style:parent-style-name="Zadanifontodlomka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49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5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51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52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3" style:parent-style-name="Standard" style:family="paragraph">
      <style:text-properties style:font-name="Times New Roman" style:font-name-complex="Times New Roman" fo:font-weight="bold" style:font-weight-asian="bold" fo:font-style="italic" style:font-style-asian="italic" fo:font-size="16pt" style:font-size-asian="16pt" style:font-size-complex="16pt"/>
    </style:style>
    <style:style style:name="T154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55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56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57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58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6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61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62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63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64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65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7" style:parent-style-name="Standard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T168" style:parent-style-name="Zadanifontodlomka" style:family="text">
      <style:text-properties style:font-name="Times New Roman" style:font-name-complex="Times New Roman" fo:font-size="22pt" style:font-size-asian="22pt" style:font-size-complex="22pt"/>
    </style:style>
    <style:style style:name="P16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1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T172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73" style:parent-style-name="Zadanifontodlomka" style:family="text">
      <style:text-properties style:font-name="Times New Roman" style:font-name-complex="Times New Roman" fo:font-style="italic" style:font-style-asian="italic" style:font-style-complex="italic" fo:font-size="16pt" style:font-size-asian="16pt" style:font-size-complex="16pt"/>
    </style:style>
    <style:style style:name="T174" style:parent-style-name="Zadanifontodlomka" style:family="text">
      <style:text-properties style:font-name="Times New Roman" style:font-name-complex="Times New Roman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175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76" style:parent-style-name="Zadanifontodlomka" style:family="text">
      <style:text-properties style:font-name="Times New Roman" style:font-name-complex="Times New Roman" fo:color="#4472C4" fo:font-size="16pt" style:font-size-asian="16pt" style:font-size-complex="16pt"/>
    </style:style>
    <style:style style:name="T177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78" style:parent-style-name="Zadanifontodlomka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79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80" style:parent-style-name="Zadanifontodlomka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181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82" style:parent-style-name="Zadanifontodlomka" style:family="text">
      <style:text-properties style:font-name="Times New Roman" style:font-name-complex="Times New Roman" fo:font-weight="bold" style:font-weight-asian="bold" style:font-weight-complex="bold" fo:color="#FF0000" fo:font-size="16pt" style:font-size-asian="16pt" style:font-size-complex="16pt"/>
    </style:style>
    <style:style style:name="T183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184" style:parent-style-name="Standard" style:family="paragraph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185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186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187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P188" style:parent-style-name="Standard" style:family="paragraph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189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190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191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192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 style:text-underline-type="single" style:text-underline-style="solid" style:text-underline-width="auto" style:text-underline-mode="continuous"/>
    </style:style>
    <style:style style:name="T193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194" style:parent-style-name="Zadanifontodlomka" style:family="text">
      <style:text-properties style:font-name="Times New Roman" style:font-name-complex="Times New Roman" fo:color="#4472C4" fo:font-size="15pt" style:font-size-asian="15pt" style:font-size-complex="15pt"/>
    </style:style>
    <style:style style:name="T195" style:parent-style-name="Zadanifontodlomka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196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197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198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199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00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01" style:parent-style-name="Zadanifontodlomka" style:family="text">
      <style:text-properties style:font-name="Times New Roman" style:font-name-complex="Times New Roman" fo:font-size="15pt" style:font-size-asian="15pt" style:font-size-complex="15pt" style:text-underline-type="single" style:text-underline-style="solid" style:text-underline-width="auto" style:text-underline-mode="continuous"/>
    </style:style>
    <style:style style:name="T202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03" style:parent-style-name="Zadanifontodlomka" style:family="text">
      <style:text-properties style:font-name="Times New Roman" style:font-name-complex="Times New Roman" fo:font-weight="bold" style:font-weight-asian="bold" style:font-weight-complex="bold" fo:color="#FF0000" fo:font-size="15pt" style:font-size-asian="15pt" style:font-size-complex="15pt"/>
    </style:style>
    <style:style style:name="P204" style:parent-style-name="Standard" style:family="paragraph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P20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206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07" style:parent-style-name="Zadanifontodlomka" style:family="text">
      <style:text-properties style:font-name="Times New Roman" style:font-name-complex="Times New Roman" fo:font-style="italic" style:font-style-asian="italic" style:font-style-complex="italic" fo:font-size="16pt" style:font-size-asian="16pt" style:font-size-complex="16pt"/>
    </style:style>
    <style:style style:name="T208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09" style:parent-style-name="Zadanifontodlomka" style:family="text">
      <style:text-properties style:font-name="Times New Roman" style:font-name-complex="Times New Roman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1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11" style:parent-style-name="Zadanifontodlomka" style:family="text">
      <style:text-properties style:font-name="Times New Roman" style:font-name-complex="Times New Roman" fo:color="#4472C4" fo:font-size="16pt" style:font-size-asian="16pt" style:font-size-complex="16pt"/>
    </style:style>
    <style:style style:name="T212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13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14" style:parent-style-name="Zadanifontodlomka" style:family="text">
      <style:text-properties style:font-name="Times New Roman" style:font-name-complex="Times New Roman" fo:font-weight="bold" style:font-weight-asian="bold" style:font-weight-complex="bold" fo:color="#FF0000" fo:font-size="16pt" style:font-size-asian="16pt" style:font-size-complex="16pt"/>
    </style:style>
    <style:style style:name="T215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16" style:parent-style-name="Zadanifontodlomka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7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218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219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20" style:parent-style-name="Zadanifontodlomka" style:family="text">
      <style:text-properties style:font-name="Times New Roman" style:font-name-complex="Times New Roman" fo:font-style="italic" style:font-style-asian="italic" style:font-style-complex="italic" fo:font-size="16pt" style:font-size-asian="16pt" style:font-size-complex="16pt"/>
    </style:style>
    <style:style style:name="T221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22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23" style:parent-style-name="Zadanifontodlomka" style:family="text">
      <style:text-properties style:font-name="Times New Roman" style:font-name-complex="Times New Roman" fo:font-style="italic" style:font-style-asian="italic" style:font-style-complex="italic" fo:font-size="16pt" style:font-size-asian="16pt" style:font-size-complex="16pt"/>
    </style:style>
    <style:style style:name="T224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22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226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27" style:parent-style-name="Zadanifontodlomka" style:family="text">
      <style:text-properties style:font-name="Times New Roman" style:font-name-complex="Times New Roman" fo:font-style="italic" style:font-style-asian="italic" style:font-style-complex="italic" fo:font-size="16pt" style:font-size-asian="16pt" style:font-size-complex="16pt"/>
    </style:style>
    <style:style style:name="T228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29" style:parent-style-name="Zadanifontodlomka" style:family="text">
      <style:text-properties style:font-name="Times New Roman" style:font-name-complex="Times New Roman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3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31" style:parent-style-name="Zadanifontodlomka" style:family="text">
      <style:text-properties style:font-name="Times New Roman" style:font-name-complex="Times New Roman" fo:color="#4472C4" fo:font-size="16pt" style:font-size-asian="16pt" style:font-size-complex="16pt"/>
    </style:style>
    <style:style style:name="T232" style:parent-style-name="Zadanifontodlomka" style:family="text">
      <style:text-properties style:font-name="Times New Roman" style:font-name-complex="Times New Roman" fo:font-weight="bold" style:font-weight-asian="bold" style:font-weight-complex="bold" fo:color="#FF0000" fo:font-size="16pt" style:font-size-asian="16pt" style:font-size-complex="16pt"/>
    </style:style>
    <style:style style:name="T233" style:parent-style-name="Zadanifontodlomka" style:family="text">
      <style:text-properties style:font-name="Times New Roman" style:font-name-complex="Times New Roman" fo:color="#FF0000" fo:font-size="16pt" style:font-size-asian="16pt" style:font-size-complex="16pt"/>
    </style:style>
    <style:style style:name="T234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35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36" style:parent-style-name="Zadanifontodlomka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37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238" style:parent-style-name="Standard" style:family="paragraph">
      <style:text-properties style:font-name="Times New Roman" style:font-name-complex="Times New Roman" fo:font-weight="bold" style:font-weight-asian="bold" style:font-weight-complex="bold" fo:font-size="24pt" style:font-size-asian="24pt" style:font-size-complex="24pt"/>
    </style:style>
    <style:style style:name="P239" style:parent-style-name="Standard" style:family="paragraph">
      <style:text-properties style:font-name="Times New Roman" style:font-name-complex="Times New Roman" fo:font-weight="bold" style:font-weight-asian="bold" fo:font-size="15pt" style:font-size-asian="15pt" style:font-size-complex="15pt"/>
    </style:style>
    <style:style style:name="T240" style:parent-style-name="Zadanifontodlomka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41" style:parent-style-name="Standard" style:family="paragraph">
      <style:text-properties style:font-name="Times New Roman" style:font-name-complex="Times New Roman" fo:font-weight="bold" style:font-weight-asian="bold" fo:font-size="15pt" style:font-size-asian="15pt" style:font-size-complex="15pt"/>
    </style:style>
    <style:style style:name="T242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43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44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45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46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47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48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49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P250" style:parent-style-name="Standard" style:family="paragraph">
      <style:text-properties style:font-name="Times New Roman" style:font-name-complex="Times New Roman" fo:font-weight="bold" style:font-weight-asian="bold" fo:font-size="15pt" style:font-size-asian="15pt" style:font-size-complex="15pt"/>
    </style:style>
    <style:style style:name="T251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52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53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54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55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56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57" style:parent-style-name="Zadanifontodlomka" style:family="text">
      <style:text-properties style:font-name="Times New Roman" style:font-name-complex="Times New Roman" fo:font-size="15pt" style:font-size-asian="15pt" style:font-size-complex="15pt"/>
    </style:style>
  </office:automatic-styles>
  <office:body>
    <office:text text:use-soft-page-breaks="true">
      <text:p text:style-name="P1">Tempus imperfectum – nesvršeno (prošlo) vrijeme<text:s/></text:p>
      <text:p text:style-name="P2"><text:span text:style-name="T3">Imperfekt pasivni<text:s/></text:span></text:p>
      <text:p text:style-name="P4"><text:span text:style-name="T5">Tvorba: <text:s text:c="33"/></text:span></text:p>
      <text:p text:style-name="P6"/>
      <text:p text:style-name="P7"><text:span text:style-name="T8">Za glagole I. i II. Konjugacije</text:span><text:span text:style-name="T9">:</text:span></text:p>
      <text:p text:style-name="P10"/>
      <text:p text:style-name="P11"><text:span text:style-name="T12">Prezentska osnova</text:span><text:span text:style-name="T13"><text:s/>+ <text:s text:c="8"/>-</text:span><text:span text:style-name="T14"><text:s/></text:span><text:span text:style-name="T15">bar <text:s text:c="8"/>- bamur</text:span></text:p>
      <text:p text:style-name="P16"><text:span text:style-name="T17"><text:s text:c="44"/>- baris <text:s text:c="5"/>- bamini</text:span></text:p>
      <text:p text:style-name="P18"><text:span text:style-name="T19"><text:s text:c="44"/>- batur <text:s text:c="4"/>- bantur</text:span></text:p>
      <text:p text:style-name="P20"/>
      <text:p text:style-name="Standard"><text:span text:style-name="T21">laudo</text:span><text:span text:style-name="T22"><text:s/>1. - hvaliti</text:span></text:p>
      <text:p text:style-name="P23"/>
      <text:p text:style-name="P24">Sg. <text:s text:c="52"/>Pl.</text:p>
      <text:p text:style-name="P25"><text:s text:c="44"/></text:p>
      <text:p text:style-name="Standard"><text:span text:style-name="T26">1. lauda -<text:s/></text:span><text:span text:style-name="T27">bar<text:s/></text:span><text:span text:style-name="T28">(bijah hvaljen)</text:span><text:span text:style-name="T29"><text:s text:c="11"/></text:span><text:span text:style-name="T30">1. lauda -<text:s/></text:span><text:span text:style-name="T31">bamur</text:span></text:p>
      <text:p text:style-name="P32"/>
      <text:p text:style-name="Standard"><text:span text:style-name="T33">2. lauda</text:span><text:span text:style-name="T34"><text:s/>- baris <text:s text:c="14"/></text:span><text:span text:style-name="T35"><text:s text:c="18"/>2. lauda -<text:s/></text:span><text:span text:style-name="T36">bamini</text:span></text:p>
      <text:p text:style-name="P37"><text:s text:c="19"/></text:p>
      <text:p text:style-name="Standard"><text:span text:style-name="T38">3. lauda -<text:s/></text:span><text:span text:style-name="T39">batur <text:s text:c="30"/></text:span><text:span text:style-name="T40"><text:s/>3. lauda -<text:s/></text:span><text:span text:style-name="T41">bantur</text:span></text:p>
      <text:p text:style-name="P42"/>
      <text:p text:style-name="P43"/>
      <text:p text:style-name="P44"/>
      <text:p text:style-name="Standard"><text:span text:style-name="T45">moneo</text:span><text:span text:style-name="T46"><text:s/>2. - opominjati</text:span></text:p>
      <text:p text:style-name="P47"/>
      <text:p text:style-name="P48">Sg.<text:s/><text:s text:c="58"/>Pl.</text:p>
      <text:p text:style-name="P49"><text:s text:c="42"/></text:p>
      <text:p text:style-name="Standard"><text:span text:style-name="T50">1. mone - <text:s/></text:span><text:span text:style-name="T51">bar</text:span><text:span text:style-name="T52"><text:s/>(bijah opominjan) <text:s text:c="9"/>1. mone -<text:s/></text:span><text:span text:style-name="T53">bamur</text:span></text:p>
      <text:p text:style-name="P54"/>
      <text:p text:style-name="Standard"><text:span text:style-name="T55">2. mone - <text:s/></text:span><text:span text:style-name="T56">baris</text:span><text:span text:style-name="T57"><text:s text:c="37"/>2. mone -<text:s/></text:span><text:span text:style-name="T58">bamini</text:span></text:p>
      <text:p text:style-name="P59"/>
      <text:p text:style-name="Standard"><text:span text:style-name="T60">3. mone - <text:s/></text:span><text:span text:style-name="T61">batur</text:span><text:span text:style-name="T62"><text:s text:c="36"/>3. mone -<text:s/></text:span><text:span text:style-name="T63">bantur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Standard"><text:span text:style-name="T71">Za glagole III. i IV.<text:s/></text:span><text:span text:style-name="T72">Konjugacije</text:span><text:span text:style-name="T73">:</text:span></text:p>
      <text:p text:style-name="P74"/>
      <text:p text:style-name="P75"><text:span text:style-name="T76">Prezentska<text:s/></text:span><text:span text:style-name="T77">osnova</text:span><text:span text:style-name="T78"><text:s/></text:span><text:span text:style-name="T79">+ <text:s text:c="11"/>-</text:span><text:span text:style-name="T80"><text:s/></text:span><text:span text:style-name="T81">ebar <text:s text:c="7"/>- ebamur</text:span></text:p>
      <text:p text:style-name="P82"><text:span text:style-name="T83"><text:s text:c="44"/>- ebaris <text:s text:c="5"/>- ebamini</text:span></text:p>
      <text:p text:style-name="P84"><text:span text:style-name="T85"><text:s text:c="44"/>- ebatur <text:s text:c="4"/>- ebantur</text:span></text:p>
      <text:p text:style-name="P86"/>
      <text:p text:style-name="P87"/>
      <text:p text:style-name="Standard"><text:span text:style-name="T88">scribo</text:span><text:span text:style-name="T89"><text:s/>3. - pisati</text:span></text:p>
      <text:p text:style-name="P90"/>
      <text:p text:style-name="P91">Sg. <text:s text:c="59"/>Pl.</text:p>
      <text:p text:style-name="P92"/>
      <text:p text:style-name="Standard"><text:span text:style-name="T93">1. scrib -<text:s/></text:span><text:span text:style-name="T94">ebar</text:span><text:span text:style-name="T95"><text:s/>(bijah pisan</text:span><text:span text:style-name="T96">)</text:span><text:span text:style-name="T97"><text:s text:c="19"/></text:span><text:span text:style-name="T98"><text:s text:c="2"/>1. scrib -<text:s/></text:span><text:span text:style-name="T99">ebamur</text:span><text:span text:style-name="T100"><text:s/>(pisasmo/pisali s</text:span><text:span text:style-name="T101">mo) <text:s text:c="46"/></text:span></text:p>
      <text:p text:style-name="P102"/>
      <text:p text:style-name="Standard"><text:span text:style-name="T103">2. scrib -<text:s/></text:span><text:span text:style-name="T104">ebaris <text:s text:c="2"/></text:span><text:span text:style-name="T105"><text:s text:c="37"/></text:span><text:span text:style-name="T106">2. scrib –<text:s/></text:span><text:span text:style-name="T107">ebamini<text:s/></text:span><text:span text:style-name="T108">(pisaste/pisali ste) <text:s/></text:span></text:p>
      <text:p text:style-name="P109"/>
      <text:p text:style-name="Standard"><text:span text:style-name="T110">3. scrib -<text:s/></text:span><text:span text:style-name="T111">ebatur <text:s text:c="14"/></text:span><text:span text:style-name="T112"><text:s text:c="24"/></text:span><text:span text:style-name="T113">3. scrib –<text:s/></text:span><text:span text:style-name="T114">ebantur<text:s/></text:span><text:span text:style-name="T115">(pisahu/pisali su) <text:s/></text:span></text:p>
      <text:p text:style-name="P116"/>
      <text:p text:style-name="P117"/>
      <text:p text:style-name="Standard"><text:span text:style-name="T118">capio<text:s/></text:span><text:span text:style-name="T119">3. - uzimati</text:span></text:p>
      <text:p text:style-name="P120"/>
      <text:p text:style-name="P121">Sg. <text:s text:c="60"/><text:s/>Pl.</text:p>
      <text:p text:style-name="P122"/>
      <text:p text:style-name="Standard"><text:span text:style-name="T123">1. capi -<text:s/></text:span><text:span text:style-name="T124">eb</text:span><text:span text:style-name="T125">ar<text:s/></text:span><text:span text:style-name="T126">(bijah uziman) <text:s text:c="20"/></text:span><text:span text:style-name="T127">1. capi -<text:s/></text:span><text:span text:style-name="T128">ebamur</text:span></text:p>
      <text:p text:style-name="P129"/>
      <text:p text:style-name="Standard"><text:span text:style-name="T130">2. capi -<text:s/></text:span><text:span text:style-name="T131">ebaris</text:span><text:span text:style-name="T132"><text:s text:c="41"/></text:span><text:span text:style-name="T133"><text:s text:c="2"/>2. capi -<text:s/></text:span><text:span text:style-name="T134">ebamini</text:span></text:p>
      <text:p text:style-name="P135"/>
      <text:p text:style-name="Standard"><text:span text:style-name="T136">3. capi -<text:s/></text:span><text:span text:style-name="T137">ebatur <text:s text:c="41"/></text:span><text:span text:style-name="T138">3. capi -<text:s/></text:span><text:span text:style-name="T139">ebantur</text:span></text:p>
      <text:p text:style-name="P140"/>
      <text:p text:style-name="P141"/>
      <text:p text:style-name="Standard"><text:span text:style-name="T142">audio</text:span><text:span text:style-name="T143"><text:s/>4. - slušati</text:span></text:p>
      <text:p text:style-name="P144"/>
      <text:p text:style-name="P145">Sg. <text:s text:c="56"/><text:s text:c="5"/>Pl.</text:p>
      <text:p text:style-name="P146"/>
      <text:p text:style-name="Standard"><text:span text:style-name="T147">1. audi -<text:s/></text:span><text:span text:style-name="T148">eb</text:span><text:span text:style-name="T149">ar</text:span><text:span text:style-name="T150"><text:s/>(bijah slušan) <text:s text:c="18"/></text:span><text:span text:style-name="T151"><text:s text:c="3"/>1. audi -<text:s/></text:span><text:span text:style-name="T152">ebamur</text:span></text:p>
      <text:p text:style-name="P153"/>
      <text:p text:style-name="Standard"><text:span text:style-name="T154">2. audi -<text:s/></text:span><text:span text:style-name="T155">ebaris</text:span><text:span text:style-name="T156"><text:s text:c="40"/></text:span><text:span text:style-name="T157"><text:s text:c="2"/>2. audi -<text:s/></text:span><text:span text:style-name="T158">ebamini</text:span></text:p>
      <text:p text:style-name="P159"/>
      <text:p text:style-name="Standard"><text:span text:style-name="T160">3. audi -<text:s/></text:span><text:span text:style-name="T161">ebatur</text:span><text:span text:style-name="T162"><text:s text:c="40"/></text:span><text:span text:style-name="T163"><text:s/></text:span><text:span text:style-name="T164">3. audi -<text:s/></text:span><text:span text:style-name="T165">ebantur</text:span></text:p>
      <text:p text:style-name="P166"/>
      <text:p text:style-name="P167"/>
      <text:soft-page-break/>
      <text:p text:style-name="Standard"><text:span text:style-name="T168">Vježba – exercitatio:</text:span></text:p>
      <text:p text:style-name="P169"/>
      <text:p text:style-name="P170">* - dolazi u korelaciji sa perfektom i pluskvamperfektom pasivnim ili imperfektom, perfektom i pluskvamperketom aktivnim</text:p>
      <text:p text:style-name="P171"/>
      <text:p text:style-name="Standard"><text:span text:style-name="T172">1.<text:s/></text:span><text:span text:style-name="T173">Liberi<text:s/></text:span><text:span text:style-name="T174">Atheniensium</text:span><text:span text:style-name="T175">,<text:s/></text:span><text:span text:style-name="T176">qui<text:s/></text:span><text:span text:style-name="T177">in bello<text:s/></text:span><text:span text:style-name="T178">ceciderat</text:span><text:span text:style-name="T179">,<text:s/></text:span><text:span text:style-name="T180">publice</text:span><text:span text:style-name="T181"><text:s/></text:span><text:span text:style-name="T182">educabantur</text:span><text:span text:style-name="T183">.</text:span></text:p>
      <text:p text:style-name="P184"/>
      <text:p text:style-name="Standard"><text:span text:style-name="T185"><text:s text:c="5"/>Atheniensium -<text:s/></text:span><text:span text:style-name="T186">gen. pl. - Atenjana, <text:s text:c="10"/></text:span><text:span text:style-name="T187">ceciderant - cado 3. <text:s text:c="7"/>qui - koji</text:span></text:p>
      <text:p text:style-name="P188"/>
      <text:p text:style-name="Standard"><text:span text:style-name="T189"><text:s text:c="4"/></text:span><text:span text:style-name="T190">Djeca</text:span><text:span text:style-name="T191"><text:s/></text:span><text:span text:style-name="T192">Atenjana</text:span><text:span text:style-name="T193">,<text:s/></text:span><text:span text:style-name="T194">koji<text:s/></text:span><text:span text:style-name="T195">bijahu poginuli</text:span><text:span text:style-name="T196"><text:s/></text:span><text:span text:style-name="T197">u</text:span><text:span text:style-name="T198"><text:s/></text:span><text:span text:style-name="T199">ratu</text:span><text:span text:style-name="T200">,<text:s/></text:span><text:span text:style-name="T201">javno</text:span><text:span text:style-name="T202"><text:s/></text:span><text:span text:style-name="T203">su se odgajala.</text:span></text:p>
      <text:p text:style-name="P204"/>
      <text:p text:style-name="P205"/>
      <text:p text:style-name="Standard"><text:span text:style-name="T206">2.<text:s/></text:span><text:span text:style-name="T207">Populi antiqui</text:span><text:span text:style-name="T208"><text:s/></text:span><text:span text:style-name="T209">multis rebus,</text:span><text:span text:style-name="T210"><text:s/></text:span><text:span text:style-name="T211">quorum<text:s/></text:span><text:span text:style-name="T212">causas</text:span><text:span text:style-name="T213"><text:s/></text:span><text:span text:style-name="T214">ignorabant</text:span><text:span text:style-name="T215">,<text:s/></text:span><text:span text:style-name="T216">terrebantur</text:span><text:span text:style-name="T217">.</text:span></text:p>
      <text:p text:style-name="P218"/>
      <text:p text:style-name="Standard"><text:span text:style-name="T219"><text:s text:c="4"/></text:span><text:span text:style-name="T220">multis rebus</text:span><text:span text:style-name="T221"><text:s/>- abl. pl. -<text:s/></text:span><text:span text:style-name="T222">mnogim stvarima <text:s text:c="14"/></text:span><text:span text:style-name="T223">quorum</text:span><text:span text:style-name="T224"><text:s/>- kojih</text:span></text:p>
      <text:p text:style-name="P225"><text:s text:c="4"/></text:p>
      <text:p text:style-name="Standard"><text:span text:style-name="T226"><text:s text:c="3"/></text:span><text:span text:style-name="T227">Stari narodi</text:span><text:span text:style-name="T228"><text:s/></text:span><text:span text:style-name="T229">mnogim stvarima</text:span><text:span text:style-name="T230">,<text:s/></text:span><text:span text:style-name="T231">kojih<text:s/></text:span><text:span text:style-name="T232">ne poznavahu</text:span><text:span text:style-name="T233"><text:s/></text:span><text:span text:style-name="T234">uzroke</text:span><text:span text:style-name="T235">,<text:s/></text:span><text:span text:style-name="T236">bijahu plašeni</text:span></text:p>
      <text:p text:style-name="P237"/>
      <text:p text:style-name="P238"/>
      <text:p text:style-name="P239"/>
      <text:p text:style-name="Standard"><text:span text:style-name="T240">2. Napiši indikativ imperfekta pasiva glagola</text:span></text:p>
      <text:p text:style-name="P241"/>
      <text:p text:style-name="Standard"><text:span text:style-name="T242">Facio<text:s/></text:span><text:span text:style-name="T243">3.</text:span><text:span text:style-name="T244"><text:s/>-<text:s/></text:span><text:span text:style-name="T245">činiti, raditi <text:s text:c="18"/></text:span><text:span text:style-name="T246">Lego</text:span><text:span text:style-name="T247"><text:s/>3. - čitati <text:s text:c="18"/></text:span><text:span text:style-name="T248">Doceo</text:span><text:span text:style-name="T249"><text:s/>2. - učiti</text:span></text:p>
      <text:p text:style-name="P250"/>
      <text:p text:style-name="Standard"><text:span text:style-name="T251">Sano<text:s/></text:span><text:span text:style-name="T252">1.</text:span><text:span text:style-name="T253"><text:s/></text:span><text:span text:style-name="T254">-<text:s/></text:span><text:span text:style-name="T255">liječiti <text:s text:c="27"/></text:span><text:span text:style-name="T256">Dormio</text:span><text:span text:style-name="T257"><text:s/>4. - spavat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r" fo:country="H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e Zubčić</dc:creator>
    <meta:creation-date>2020-12-07T15:15:00Z</meta:creation-date>
    <dc:date>2021-01-25T11:34:00Z</dc:date>
    <meta:template xlink:href="Normal" xlink:type="simple"/>
    <meta:editing-cycles>3</meta:editing-cycles>
    <meta:editing-duration>PT900S</meta:editing-duration>
    <meta:document-statistic meta:page-count="3" meta:paragraph-count="6" meta:word-count="462" meta:character-count="3095" meta:row-count="21" meta:non-whitespace-character-count="2639"/>
  </office:meta>
</office:document-meta>
</file>